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" style:list-style-name="LFO1" style:family="paragraph">
      <style:text-properties style:font-name="Arial" style:font-name-complex="Arial"/>
    </style:style>
    <style:style style:name="P3" style:parent-style-name="Normal" style:list-style-name="LFO1" style:family="paragraph">
      <style:text-properties style:font-name="Arial" style:font-name-complex="Arial"/>
    </style:style>
    <style:style style:name="P4" style:parent-style-name="Normal" style:list-style-name="LFO1" style:family="paragraph">
      <style:text-properties style:font-name="Arial" style:font-name-complex="Arial"/>
    </style:style>
    <style:style style:name="P5" style:parent-style-name="Normal" style:list-style-name="LFO1" style:family="paragraph">
      <style:text-properties style:font-name="Arial" style:font-name-complex="Arial"/>
    </style:style>
    <style:style style:name="P6" style:parent-style-name="Normal" style:list-style-name="LFO1" style:family="paragraph">
      <style:text-properties style:font-name="Arial" style:font-name-complex="Arial"/>
    </style:style>
    <style:style style:name="P7" style:parent-style-name="Normal" style:list-style-name="LFO1" style:family="paragraph">
      <style:text-properties style:font-name="Arial" style:font-name-complex="Arial"/>
    </style:style>
    <style:style style:name="P8" style:parent-style-name="Normal" style:list-style-name="LFO1" style:family="paragraph">
      <style:text-properties style:font-name="Arial" style:font-name-complex="Arial"/>
    </style:style>
    <style:style style:name="P9" style:parent-style-name="Normal" style:list-style-name="LFO1" style:family="paragraph">
      <style:text-properties style:font-name="Arial" style:font-name-complex="Arial"/>
    </style:style>
    <style:style style:name="P10" style:parent-style-name="Normal" style:list-style-name="LFO1" style:family="paragraph">
      <style:text-properties style:font-name="Arial" style:font-name-complex="Arial"/>
    </style:style>
    <style:style style:name="P11" style:parent-style-name="Normal" style:list-style-name="LFO1" style:family="paragraph">
      <style:text-properties style:font-name="Arial" style:font-name-complex="Arial"/>
    </style:style>
    <style:style style:name="P12" style:parent-style-name="Normal" style:list-style-name="LFO1" style:family="paragraph">
      <style:text-properties style:font-name="Arial" style:font-name-complex="Arial"/>
    </style:style>
    <style:style style:name="P13" style:parent-style-name="Normal" style:list-style-name="LFO1" style:family="paragraph">
      <style:text-properties style:font-name="Arial" style:font-name-complex="Arial"/>
    </style:style>
    <style:style style:name="P14" style:parent-style-name="Normal" style:list-style-name="LFO1" style:family="paragraph">
      <style:text-properties style:font-name="Arial" style:font-name-complex="Arial"/>
    </style:style>
    <style:style style:name="P15" style:parent-style-name="Normal" style:list-style-name="LFO1" style:family="paragraph">
      <style:text-properties style:font-name="Arial" style:font-name-complex="Arial"/>
    </style:style>
    <style:style style:name="P16" style:parent-style-name="Normal" style:list-style-name="LFO1" style:family="paragraph">
      <style:text-properties style:font-name="Arial" style:font-name-complex="Arial"/>
    </style:style>
    <style:style style:name="P17" style:parent-style-name="Normal" style:list-style-name="LFO1" style:family="paragraph">
      <style:text-properties style:font-name="Arial" style:font-name-complex="Arial"/>
    </style:style>
    <style:style style:name="P18" style:parent-style-name="Normal" style:list-style-name="LFO1" style:family="paragraph">
      <style:text-properties style:font-name="Arial" style:font-name-complex="Arial"/>
    </style:style>
    <style:style style:name="P19" style:parent-style-name="Normal" style:list-style-name="LFO1" style:family="paragraph">
      <style:text-properties style:font-name="Arial" style:font-name-complex="Arial"/>
    </style:style>
    <style:style style:name="P20" style:parent-style-name="Normal" style:list-style-name="LFO1" style:family="paragraph">
      <style:text-properties style:font-name="Arial" style:font-name-complex="Arial"/>
    </style:style>
    <style:style style:name="P21" style:parent-style-name="Normal" style:list-style-name="LFO1" style:family="paragraph">
      <style:text-properties style:font-name="Arial" style:font-name-complex="Arial"/>
    </style:style>
    <style:style style:name="P22" style:parent-style-name="Normal" style:list-style-name="LFO1" style:family="paragraph">
      <style:text-properties style:font-name="Arial" style:font-name-complex="Arial"/>
    </style:style>
    <style:style style:name="P23" style:parent-style-name="Normal" style:list-style-name="LFO1" style:family="paragraph">
      <style:text-properties style:font-name="Arial" style:font-name-complex="Arial"/>
    </style:style>
    <style:style style:name="P24" style:parent-style-name="Normal" style:list-style-name="LFO1" style:family="paragraph">
      <style:text-properties style:font-name="Arial" style:font-name-complex="Arial"/>
    </style:style>
    <style:style style:name="P25" style:parent-style-name="Normal" style:list-style-name="LFO1" style:family="paragraph">
      <style:text-properties style:font-name="Arial" style:font-name-complex="Arial"/>
    </style:style>
    <style:style style:name="P26" style:parent-style-name="Normal" style:list-style-name="LFO1" style:family="paragraph">
      <style:text-properties style:font-name="Arial" style:font-name-complex="Arial"/>
    </style:style>
    <style:style style:name="P27" style:parent-style-name="Normal" style:list-style-name="LFO1" style:family="paragraph">
      <style:text-properties style:font-name="Arial" style:font-name-complex="Arial"/>
    </style:style>
    <style:style style:name="P28" style:parent-style-name="Normal" style:list-style-name="LFO1" style:family="paragraph">
      <style:text-properties style:font-name="Arial" style:font-name-complex="Arial"/>
    </style:style>
    <style:style style:name="P29" style:parent-style-name="Normal" style:list-style-name="LFO1" style:family="paragraph">
      <style:text-properties style:font-name="Arial" style:font-name-complex="Arial"/>
    </style:style>
    <style:style style:name="P30" style:parent-style-name="Normal" style:list-style-name="LFO1" style:family="paragraph">
      <style:text-properties style:font-name="Arial" style:font-name-complex="Arial"/>
    </style:style>
    <style:style style:name="P31" style:parent-style-name="Normal" style:list-style-name="LFO1" style:family="paragraph">
      <style:text-properties style:font-name="Arial" style:font-name-complex="Arial"/>
    </style:style>
    <style:style style:name="P32" style:parent-style-name="Normal" style:list-style-name="LFO1" style:family="paragraph">
      <style:text-properties style:font-name="Arial" style:font-name-complex="Arial"/>
    </style:style>
    <style:style style:name="P33" style:parent-style-name="Normal" style:list-style-name="LFO1" style:family="paragraph">
      <style:text-properties style:font-name="Arial" style:font-name-complex="Arial"/>
    </style:style>
    <style:style style:name="P34" style:parent-style-name="Normal" style:list-style-name="LFO1" style:family="paragraph">
      <style:text-properties style:font-name="Arial" style:font-name-complex="Arial"/>
    </style:style>
    <style:style style:name="P35" style:parent-style-name="Normal" style:list-style-name="LFO1" style:family="paragraph">
      <style:text-properties style:font-name="Arial" style:font-name-complex="Arial"/>
    </style:style>
    <style:style style:name="P36" style:parent-style-name="Normal" style:list-style-name="LFO1" style:family="paragraph">
      <style:text-properties style:font-name="Arial" style:font-name-complex="Arial"/>
    </style:style>
    <style:style style:name="P37" style:parent-style-name="Normal" style:list-style-name="LFO1" style:family="paragraph">
      <style:text-properties style:font-name="Arial" style:font-name-complex="Arial"/>
    </style:style>
    <style:style style:name="P38" style:parent-style-name="Normal" style:list-style-name="LFO1" style:family="paragraph">
      <style:text-properties style:font-name="Arial" style:font-name-complex="Arial"/>
    </style:style>
    <style:style style:name="P39" style:parent-style-name="Normal" style:list-style-name="LFO1" style:family="paragraph">
      <style:text-properties style:font-name="Arial" style:font-name-complex="Arial"/>
    </style:style>
    <style:style style:name="P40" style:parent-style-name="Normal" style:list-style-name="LFO1" style:family="paragraph">
      <style:text-properties style:font-name="Arial" style:font-name-complex="Arial"/>
    </style:style>
    <style:style style:name="P41" style:parent-style-name="Normal" style:list-style-name="LFO1" style:family="paragraph">
      <style:text-properties style:font-name="Arial" style:font-name-complex="Arial"/>
    </style:style>
    <style:style style:name="P42" style:parent-style-name="Normal" style:list-style-name="LFO1" style:family="paragraph">
      <style:text-properties style:font-name="Arial" style:font-name-complex="Arial"/>
    </style:style>
    <style:style style:name="P43" style:parent-style-name="Normal" style:list-style-name="LFO1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Summary of trained model outputs found in outputs/ (concise, per available logs)</text:p>
      <text:list text:style-name="LFO1" text:continue-numbering="true">
        <text:list-item>
          <text:p text:style-name="P2">EfficientNetV2-S</text:p>
          <text:list text:continue-numbering="true">
            <text:list-item>
              <text:p text:style-name="P3">filepath: outputs/tf_efficientnetv2_s_optimized/model_best.pth</text:p>
            </text:list-item>
            <text:list-item>
              <text:p text:style-name="P4">Best AUROC: 89.44% (saved at epoch 6)</text:p>
            </text:list-item>
            <text:list-item>
              <text:p text:style-name="P5">Sensitivity: ~70.8%</text:p>
            </text:list-item>
            <text:list-item>
              <text:p text:style-name="P6">Specificity: ~91.12%</text:p>
            </text:list-item>
            <text:list-item>
              <text:p text:style-name="P7">F1 / Acc (reported): F1 ~81.3%, Acc ~81.3%</text:p>
            </text:list-item>
            <text:list-item>
              <text:p text:style-name="P8">Note: model_best.pth is the recommended checkpoint (early stop / best AUROC).</text:p>
            </text:list-item>
          </text:list>
        </text:list-item>
        <text:list-item>
          <text:p text:style-name="P9">DenseNet169</text:p>
          <text:list text:continue-numbering="true">
            <text:list-item>
              <text:p text:style-name="P10">filepath: outputs/densenet169_optimized/model_best.pth</text:p>
            </text:list-item>
            <text:list-item>
              <text:p text:style-name="P11">AUROC: 88.16%</text:p>
            </text:list-item>
            <text:list-item>
              <text:p text:style-name="P12">Sensitivity: 50.25%</text:p>
            </text:list-item>
            <text:list-item>
              <text:p text:style-name="P13">Specificity: 95.79%</text:p>
            </text:list-item>
            <text:list-item>
              <text:p text:style-name="P14">F1: ~64.96%</text:p>
            </text:list-item>
            <text:list-item>
              <text:p text:style-name="P15">Role: strong specificity (use as specificity specialist).</text:p>
            </text:list-item>
          </text:list>
        </text:list-item>
        <text:list-item>
          <text:p text:style-name="P16">ViT-Base (kept as backup)</text:p>
          <text:list text:continue-numbering="true">
            <text:list-item>
              <text:p text:style-name="P17">filepath: outputs/vit_model/... (backup)</text:p>
            </text:list-item>
            <text:list-item>
              <text:p text:style-name="P18">AUROC: ~86.50%</text:p>
            </text:list-item>
            <text:list-item>
              <text:p text:style-name="P19">Sensitivity: ~78.6%</text:p>
            </text:list-item>
            <text:list-item>
              <text:p text:style-name="P20">Specificity: ~79.9%</text:p>
            </text:list-item>
            <text:list-item>
              <text:p text:style-name="P21">F1: ~79.4%</text:p>
            </text:list-item>
            <text:list-item>
              <text:p text:style-name="P22">Note: not used in the final refined 4-model run but kept as backup.</text:p>
            </text:list-item>
          </text:list>
        </text:list-item>
        <text:list-item>
          <text:p text:style-name="P23">ResNet50</text:p>
          <text:list text:continue-numbering="true">
            <text:list-item>
              <text:p text:style-name="P24">filepath: outputs/resnet50_optimized/model_best.pth</text:p>
            </text:list-item>
            <text:list-item>
              <text:p text:style-name="P25">AUROC: 88.88%</text:p>
            </text:list-item>
            <text:list-item>
              <text:p text:style-name="P26">Sensitivity: 82.72%</text:p>
            </text:list-item>
            <text:list-item>
              <text:p text:style-name="P27">Specificity: 78.13%</text:p>
            </text:list-item>
            <text:list-item>
              <text:p text:style-name="P28">F1: 80.33%</text:p>
            </text:list-item>
            <text:list-item>
              <text:p text:style-name="P29">Role: balanced / sensitivity contributor.</text:p>
            </text:list-item>
          </text:list>
        </text:list-item>
        <text:list-item>
          <text:p text:style-name="P30">DenseNet201 (High-Sensitivity variant trained)</text:p>
          <text:list text:continue-numbering="true">
            <text:list-item>
              <text:p text:style-name="P31">filepath: outputs/densenet201_high_sensitivity/model_best.pth</text:p>
            </text:list-item>
            <text:list-item>
              <text:p text:style-name="P32">Best sensitivity observed: 92.45% (epoch 5 peak)</text:p>
            </text:list-item>
            <text:list-item>
              <text:p text:style-name="P33">Best AUROC observed: 88.62%</text:p>
            </text:list-item>
            <text:list-item>
              <text:p text:style-name="P34">Final reported sensitivity (later): ~88.18%</text:p>
            </text:list-item>
            <text:list-item>
              <text:p text:style-name="P35">Specificity (reported during analysis): ~73.24%</text:p>
            </text:list-item>
            <text:list-item>
              <text:p text:style-name="P36">Role: sensitivity specialist (high sensitivity but lower specificity).</text:p>
            </text:list-item>
          </text:list>
        </text:list-item>
        <text:list-item>
          <text:p text:style-name="P37">EfficientNet-B3 (High-Specificity trial)</text:p>
          <text:list text:continue-numbering="true">
            <text:list-item>
              <text:p text:style-name="P38">filepath: outputs/efficientnetb3_high_specificity/model_best.pth (training script: train_efficientnetb3_high_specificity.py)</text:p>
            </text:list-item>
            <text:list-item>
              <text:p text:style-name="P39">AUROC (reported mid-training): ~87.19%</text:p>
            </text:list-item>
            <text:list-item>
              <text:p text:style-name="P40">Specificity (reported): 90.37%</text:p>
            </text:list-item>
            <text:list-item>
              <text:p text:style-name="P41">Sensitivity (reported): 63.85%</text:p>
            </text:list-item>
            <text:list-item>
              <text:p text:style-name="P42">F1 (reported): 73.39%</text:p>
            </text:list-item>
            <text:list-item>
              <text:p text:style-name="P43">Role: specificity specialist (sacrifices sensitivity).</text:p>
            </text:list-item>
          </text:list>
        </text:list-item>
      </text:list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6-01-04T08:52:00Z</meta:creation-date>
    <dc:date>2026-01-04T09:07:00Z</dc:date>
    <meta:template xlink:href="Normal" xlink:type="simple"/>
    <meta:editing-cycles>1</meta:editing-cycles>
    <meta:editing-duration>PT900S</meta:editing-duration>
    <meta:document-statistic meta:page-count="2" meta:paragraph-count="3" meta:word-count="241" meta:character-count="1612" meta:row-count="11" meta:non-whitespace-character-count="1374"/>
  </office:meta>
</office:document-meta>
</file>